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Utils.spaces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bugUtils.toString( UIComponent component , int offset , boolean asFac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bugUtils.toString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bugUtils.toString( UIComponent component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